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2a. net localgroup Alumno "Teclitas" /add</text:p>
      <text:p text:style-name="Standard"/>
      <text:p text:style-name="Standard">b. net localgroup Alumno</text:p>
      <text:p text:style-name="Standard"><text:s text:c="4"/>net localgroup Gato</text:p>
      <text:p text:style-name="Standard"/>
      <text:list xml:id="list1118446293383484946" text:style-name="L1">
        <text:list-item>
          <text:p text:style-name="P1">net localgroup Gato "Teclitas" /delete</text:p>
        </text:list-item>
      </text:list>
      <text:p text:style-name="Standard"/>
      <text:list xml:id="list1660598249525844550" text:style-name="L2">
        <text:list-item>
          <text:p text:style-name="P2">net user "Alumno1" “1234” /add</text:p>
        </text:list-item>
      </text:list>
      <text:p text:style-name="Standard"><text:s text:c="12"/>net localgroup Alumno "Alumno1" /add</text:p>
      <text:p text:style-name="Standard"/>
      <text:p text:style-name="Standard">e. net user “Alumno1” /delete</text:p>
      <text:p text:style-name="Standard"/>
      <text:p text:style-name="Standard">f. primero cambio la contraseña con &lt;net user "Teclitas" "1234"&gt;, si no, no me deja</text:p>
      <text:p text:style-name="Standard"><text:s text:c="4"/>Después ejecuto el comando &lt;runas /user:Teclitas CMD&gt;</text:p>
      <text:p text:style-name="Standard"><text:s text:c="4"/>Para cerrar sesión, cierro la ventana de CMD que se me ha abierto.</text:p>
      <text:p text:style-name="Standard"/>
      <text:p text:style-name="Standard">g. ejecuto &lt;cd <text:a xlink:type="simple" xlink:href="file:///c:/users" text:style-name="Internet_20_link" text:visited-style-name="Visited_20_Internet_20_Link">c:\users</text:a>&gt; y efectivamente se ha creado la carpeta Teclitas</text:p>
      <text:p text:style-name="Standard"/>
      <text:p text:style-name="Standard">23a. Creo el fichero con el comando &lt;COPY CON SuperSecreto.txt&gt; y le pongo de contenido “Texto de prueba”. Finalizo el comando con Ctrl + z.</text:p>
      <text:p text:style-name="Standard"/>
      <text:p text:style-name="Standard">b. Creo la carpeta con &lt;mkdir MisCosas&gt;</text:p>
      <text:p text:style-name="Standard"/>
      <text:p text:style-name="Standard">c. Foto guardada</text:p>
      <text:p text:style-name="Standard"/>
      <text:p text:style-name="Standard">d. Me muevo a MisCosas con &lt;cd miscosas&gt;</text:p>
      <text:p text:style-name="Standard">Creo el fichero con el comando &lt;COPY CON TopSecret.txt&gt; y le pongo de contenido “Texto que Teclitas no podrá ver”. Finalizo el comando con Ctrl + z.</text:p>
      <text:p text:style-name="Standard"/>
      <text:p text:style-name="Standard">e. ejecuto el comando que aparece en el ejercicio y efectivamente se me abre otro terminal como Teclitas.</text:p>
      <text:p text:style-name="Standard"/>
      <text:p text:style-name="Standard">f. ejecuto &lt;cd c:\users\teclitas\documents&gt; para situarme en la carpeta.</text:p>
      <text:list xml:id="list5551730185829037597" text:style-name="L3">
        <text:list-item>
          <text:p text:style-name="P3">No puedo ver TopSecret como se esperaba.</text:p>
        </text:list-item>
        <text:list-item>
          <text:p text:style-name="P3">Si puedo verlos, como se esperaba también.</text:p>
        </text:list-item>
        <text:list-item>
          <text:p text:style-name="P3">Como se muestra en la imagen, Teclitas no puede acceder a TopSecret.txt porque tiene un restricción heredada de la carpeta MisCos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9T06:52:59.39</meta:creation-date>
    <dc:date>2021-01-19T08:09:56.46</dc:date>
    <meta:editing-duration>PT1H1M45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21" meta:word-count="217" meta:character-count="1303"/>
  </office:meta>
</office:document-meta>
</file>